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b54e9" officeooo:paragraph-rsid="000b54e9"/>
    </style:style>
    <style:style style:name="P2" style:family="paragraph" style:parent-style-name="Standard">
      <style:text-properties officeooo:rsid="000b7a37" officeooo:paragraph-rsid="000b7a37"/>
    </style:style>
    <style:style style:name="P3" style:family="paragraph" style:parent-style-name="Standard">
      <style:text-properties officeooo:rsid="000d02e6" officeooo:paragraph-rsid="000d02e6"/>
    </style:style>
    <style:style style:name="P4" style:family="paragraph" style:parent-style-name="Standard">
      <style:text-properties officeooo:rsid="000e3214" officeooo:paragraph-rsid="000e3214"/>
    </style:style>
    <style:style style:name="P5" style:family="paragraph" style:parent-style-name="Standard">
      <style:text-properties officeooo:rsid="000e3def" officeooo:paragraph-rsid="000e3def"/>
    </style:style>
    <style:style style:name="P6" style:family="paragraph" style:parent-style-name="Standard">
      <style:text-properties officeooo:rsid="000eff7f" officeooo:paragraph-rsid="000eff7f"/>
    </style:style>
    <style:style style:name="P7" style:family="paragraph" style:parent-style-name="Standard">
      <style:text-properties officeooo:rsid="000fe9dc" officeooo:paragraph-rsid="000fe9dc"/>
    </style:style>
    <style:style style:name="P8" style:family="paragraph" style:parent-style-name="Standard">
      <style:text-properties officeooo:rsid="00110d0d" officeooo:paragraph-rsid="00110d0d"/>
    </style:style>
    <style:style style:name="P9" style:family="paragraph" style:parent-style-name="Standard">
      <style:text-properties officeooo:rsid="0012fabe" officeooo:paragraph-rsid="0012fabe"/>
    </style:style>
    <style:style style:name="P10" style:family="paragraph" style:parent-style-name="Standard">
      <style:text-properties officeooo:rsid="0014dc11" officeooo:paragraph-rsid="0014dc11"/>
    </style:style>
    <style:style style:name="P11" style:family="paragraph" style:parent-style-name="Standard">
      <style:text-properties officeooo:rsid="0015e36a" officeooo:paragraph-rsid="0015e36a"/>
    </style:style>
    <style:style style:name="P12" style:family="paragraph" style:parent-style-name="Standard">
      <style:text-properties officeooo:rsid="0016d2ed" officeooo:paragraph-rsid="0016d2ed"/>
    </style:style>
    <style:style style:name="P13" style:family="paragraph" style:parent-style-name="Standard">
      <style:text-properties officeooo:rsid="001832c3" officeooo:paragraph-rsid="001832c3"/>
    </style:style>
    <style:style style:name="P14" style:family="paragraph" style:parent-style-name="Standard">
      <style:text-properties officeooo:rsid="001a20c0" officeooo:paragraph-rsid="001a20c0"/>
    </style:style>
    <style:style style:name="T1" style:family="text">
      <style:text-properties officeooo:rsid="000e3214"/>
    </style:style>
    <style:style style:name="T2" style:family="text">
      <style:text-properties officeooo:rsid="000eff7f"/>
    </style:style>
    <style:style style:name="T3" style:family="text">
      <style:text-properties officeooo:rsid="00192db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Fisiologia</text:p>
      <text:p text:style-name="P1"/>
      <text:p text:style-name="P1">7: tiroides i paratiroides</text:p>
      <text:p text:style-name="P1"/>
      <text:p text:style-name="P2">Al coll</text:p>
      <text:p text:style-name="P2"/>
      <text:p text:style-name="P2">Tiroides: </text:p>
      <text:p text:style-name="P2"/>
      <text:p text:style-name="P3">sintesi d’hormona tiroidea</text:p>
      <text:p text:style-name="P3">- al coll</text:p>
      <text:p text:style-name="P3">- funció síntesi d’hormones tiroidees</text:p>
      <text:p text:style-name="P3"/>
      <text:p text:style-name="P3">necessitem un micronutrient essencial: no el podem sintetitzar (iode) </text:p>
      <text:p text:style-name="P3"/>
      <text:p text:style-name="P3">trobem iode en productes marins, sal...</text:p>
      <text:p text:style-name="P3"/>
      <text:p text:style-name="P3">ioduria: ens permet veure els nivells de iode en una població -&gt; familiar embarassada li donen iodoferol perquè son poblacions deficitaries </text:p>
      <text:p text:style-name="P3"/>
      <text:p text:style-name="P3">mecanisme altament eficaç</text:p>
      <text:p text:style-name="P3"/>
      <text:p text:style-name="P3">gran capacitat de recuperar iode. es triga en adonar-se que no tenim iode</text:p>
      <text:p text:style-name="P3"/>
      <text:p text:style-name="P3">proces de sintesi complexa. </text:p>
      <text:p text:style-name="P3"/>
      <text:p text:style-name="P3"/>
      <text:p text:style-name="P3">sis passos </text:p>
      <text:p text:style-name="P3">- transport actiu de iode a l’interior cel·lular (bomba sodi-iode) </text:p>
      <text:p text:style-name="P3"><text:tab/>NIS (Na-iodine symporte) </text:p>
      <text:p text:style-name="P3"><text:tab/>saturable amb molt iode </text:p>
      <text:p text:style-name="P3"/>
      <text:p text:style-name="P3">- oxidació de la iode (I- a I0) i iodació dels residus tirosina de la tirogloblina formant mit i dit </text:p>
      <text:p text:style-name="P3">- acoblament de l DIT i el MIT dins la tiroglobulina per formar T3 i T4</text:p>
      <text:p text:style-name="P3">coloide té tiroglobulina emmagatzemada per quan arribi estimul. </text:p>
      <text:p text:style-name="P3">per aixo necessitem peroxidasa: resposable de fer el proces. </text:p>
      <text:p text:style-name="P3"/>
      <text:p text:style-name="P3">tiroiditis de hashimoto: anticossos contra peroxidasa -&gt; no te peroxidasa -&gt; no sintetitza hormones tiroidees</text:p>
      <text:p text:style-name="P3"/>
      <text:p text:style-name="P3">acoblament de MIT + DIT -&gt; T3</text:p>
      <text:p text:style-name="P3">DIT + DIT -&gt; T4 </text:p>
      <text:p text:style-name="P3"/>
      <text:p text:style-name="P3">- <text:span text:style-name="T1">coloide endocitat per pseudopotes formant vesicules</text:span></text:p>
      <text:p text:style-name="P3">- <text:span text:style-name="T1">fuso del lisosoma amb les vesicules</text:span></text:p>
      <text:p text:style-name="P3">- <text:span text:style-name="T1">proteolisi de la tiroglobulian i alliberacio de T3 i T4 (tambe MIT i DIT, irrellevant) </text:span></text:p>
      <text:p text:style-name="P3">- <text:span text:style-name="T1">secrecio hormones tiroidees i desiodacio del MIT i DIT per recuperar part iode (motl eficaç) </text:span></text:p>
      <text:p text:style-name="P3"/>
      <text:p text:style-name="P4">tiroidea: forma activa t3. </text:p>
      <text:p text:style-name="P4">fornamentalment es sintetitza t4, va a teixit periferic i es transforma a t3. </text:p>
      <text:p text:style-name="P4"/>
      <text:p text:style-name="P4">complicat perque es metabolisme basal. </text:p>
      <text:p text:style-name="P4"/>
      <text:p text:style-name="P4"><text:soft-page-break/>totes les hormones energetiques son complexes. </text:p>
      <text:p text:style-name="P4"/>
      <text:p text:style-name="P5">hormones tiroidees</text:p>
      <text:p text:style-name="P5">en deficit de iode, t mes MIT, mes T3 que T4, i es secreta mes T3 (s’estalvia un atom de iode) </text:p>
      <text:p text:style-name="P5"/>
      <text:p text:style-name="P5"/>
      <text:p text:style-name="P5">En exces de iode, efecte wolff-chaikoff </text:p>
      <text:p text:style-name="P5">bloqueja NIS (transportador saturable) i inhibeix peroxidasa per evitar tendencia de sintesi de massa hormones tiroidees (dura 7-10 dies, després torna a sit normal) </text:p>
      <text:p text:style-name="P5"/>
      <text:p text:style-name="P5">aixo es veu amb tacs amb constrast iodat. si fracassa aquest mecanisme, tenim hipertiroidisme per iode. </text:p>
      <text:p text:style-name="P5"/>
      <text:p text:style-name="P5">si es perllonga en el temps, hipotiroidisme (tot bloquejat) </text:p>
      <text:p text:style-name="P5"/>
      <text:p text:style-name="P5"/>
      <text:p text:style-name="P5"/>
      <text:p text:style-name="P5">mecanisme de control: </text:p>
      <text:p text:style-name="P5"/>
      <text:p text:style-name="P5">hipotalem - adenohipofisi - tal tal - retroalimentacio unica inhibint factor hipotalamic (estimulador, no hi ha factor inhibidor) </text:p>
      <text:p text:style-name="P5"/>
      <text:p text:style-name="P5"/>
      <text:p text:style-name="P5">activació o inactivació en el teixit diana </text:p>
      <text:p text:style-name="P5"/>
      <text:p text:style-name="P5">si no necessitem, a nivell de teixit diana la T4 pot treure un altre atom de iode (intern) per produir rT3 (reverse T3, que es inactiu) enlloc de T3 (treient un atom de iode extern, que es actiu) </text:p>
      <text:p text:style-name="P5"/>
      <text:p text:style-name="P5">rT3 augmentada: protegint per no fer tanta despesa energetica extra. </text:p>
      <text:p text:style-name="P5"/>
      <text:p text:style-name="P5"/>
      <text:p text:style-name="P5">sindrome de eutiroideo enfermo (o algo) - organisme ha de sobreviure</text:p>
      <text:p text:style-name="P5"/>
      <text:p text:style-name="P5"/>
      <text:p text:style-name="P5">receptors tiroidees</text:p>
      <text:p text:style-name="P5">- nuclear tipus 2</text:p>
      <text:p text:style-name="P5"><text:tab/>tres dominis - carboxiterminal (unio t3), central (dits de zinc que s’uneixen al DNA) i aminoterminal (regulacio de la transcripcio)</text:p>
      <text:p text:style-name="P5"><text:tab/>- unio a una porcio del DNA anomenat TRE (thyroid response element) </text:p>
      <text:p text:style-name="P5"><text:tab/><text:tab/></text:p>
      <text:p text:style-name="P5"/>
      <text:p text:style-name="P5">molta afinitat per T3. </text:p>
      <text:p text:style-name="P5">va a zona reposta DNA i fa transport electrons mitocondrial: sintesi ATP</text:p>
      <text:p text:style-name="P5"><text:tab/>aixi augmenta metabolisme basal energetic. </text:p>
      <text:p text:style-name="P5"/>
      <text:p text:style-name="P5"/>
      <text:p text:style-name="P5">tiroidea i simpatic regulen basal</text:p>
      <text:p text:style-name="P5"/>
      <text:p text:style-name="P5"/>
      <text:p text:style-name="P5"/>
      <text:p text:style-name="P5"/>
      <text:p text:style-name="P5"/>
      <text:p text:style-name="P5"><text:soft-page-break/></text:p>
      <text:p text:style-name="P5">hormona transport</text:p>
      <text:p text:style-name="P5">- circula unida a proteïnes de transport en un 99%</text:p>
      <text:p text:style-name="P5"><text:tab/>especifica: TBG (thyroxide binding globulin (70%)</text:p>
      <text:p text:style-name="P5"><text:tab/>no espeficia: prealbumina i albumina 30%</text:p>
      <text:p text:style-name="P5"/>
      <text:p text:style-name="P5">actua com a reservor d’hormones evitant la seva degradació</text:p>
      <text:p text:style-name="P5"/>
      <text:p text:style-name="P5"/>
      <text:p text:style-name="P5"/>
      <text:p text:style-name="P5">hormones tiroidees. </text:p>
      <text:p text:style-name="P5">accions </text:p>
      <text:p text:style-name="P5"><text:tab/>augment del metabolisme basal</text:p>
      <text:p text:style-name="P5"><text:tab/><text:tab/>mes produccio de calor</text:p>
      <text:p text:style-name="P5"><text:tab/><text:tab/>mes consum O2 i produccio CO2</text:p>
      <text:p text:style-name="P5"><text:tab/><text:tab/>Mes FR</text:p>
      <text:p text:style-name="P5"><text:tab/><text:tab/>MES FC I GC</text:p>
      <text:p text:style-name="P5"><text:tab/><text:tab/>MES MUSCULATURA CARDIACA</text:p>
      <text:p text:style-name="P5"><text:tab/><text:tab/>MES CONTRACTILITATA VENTRICULAR</text:p>
      <text:p text:style-name="P5"><text:tab/><text:tab/>MES ERITROPOIETINA (major capacitat eritrocit portar oxigen (sigma) </text:p>
      <text:p text:style-name="P5"/>
      <text:p text:style-name="P5"/>
      <text:p text:style-name="P5"/>
      <text:p text:style-name="P5">accions </text:p>
      <text:p text:style-name="P5">- glucosa: efecte neutre</text:p>
      <text:p text:style-name="P5"><text:tab/>augmenta absorcio intestinal</text:p>
      <text:p text:style-name="P5"><text:tab/>augmenta oxidacio</text:p>
      <text:p text:style-name="P5"><text:tab/>glucogenolisi i gluconeogenesi</text:p>
      <text:p text:style-name="P5"/>
      <text:p text:style-name="P5">- lipids: </text:p>
      <text:p text:style-name="P5"><text:tab/>lipolisi (activacio lipasa hormona sensible) </text:p>
      <text:p text:style-name="P5"><text:tab/><text:tab/>oxidacio dels AG lliures + gluconeogenesi del glicerol)</text:p>
      <text:p text:style-name="P5"/>
      <text:p text:style-name="P5">- proteolisi: gluconeogenesi (cicle de la alanina i tal) </text:p>
      <text:p text:style-name="P5"/>
      <text:p text:style-name="P5"/>
      <text:p text:style-name="P6">SNS: </text:p>
      <text:p text:style-name="P6"><text:tab/>upregulation heterologa dels receptors B adrenergics </text:p>
      <text:p text:style-name="P6"><text:tab/>augment de la sensbilitat del receptor B adrenergic </text:p>
      <text:p text:style-name="P6"><text:tab/><text:tab/>modificacio en les vies de senyalitzacio post-receptor. </text:p>
      <text:p text:style-name="P6"/>
      <text:p text:style-name="P6"><text:tab/>no efectes en receptors alfa ni en sintesi / degradacio catecolamines </text:p>
      <text:p text:style-name="P6"/>
      <text:p text:style-name="P6"/>
      <text:p text:style-name="P6"/>
      <text:p text:style-name="P6"/>
      <text:p text:style-name="P6"/>
      <text:p text:style-name="P6"/>
      <text:p text:style-name="P6"/>
      <text:p text:style-name="P6"/>
      <text:p text:style-name="P6"/>
      <text:p text:style-name="P6"/>
      <text:p text:style-name="P6"><text:soft-page-break/>accions h tiroidees</text:p>
      <text:p text:style-name="P6">- creixement ossi </text:p>
      <text:p text:style-name="P6"><text:tab/>fetus</text:p>
      <text:p text:style-name="P6"><text:tab/><text:tab/>desenvolupament dels centres de creixement ossi </text:p>
      <text:p text:style-name="P6"><text:tab/>infancia</text:p>
      <text:p text:style-name="P6"><text:tab/><text:tab/>creixement lineal de os</text:p>
      <text:p text:style-name="P6"><text:tab/>pubertat</text:p>
      <text:p text:style-name="P6"><text:tab/><text:tab/>maduracio centres epifisaris</text:p>
      <text:p text:style-name="P6"><text:tab/>edat matura</text:p>
      <text:p text:style-name="P5"><text:tab/><text:tab/><text:span text:style-name="T2">hormones tiroides estimulen formacio os<text:tab/></text:span></text:p>
      <text:p text:style-name="P5"><text:tab/><text:tab/><text:tab/><text:span text:style-name="T2">receptors TDH i TR en osteoblasts i osteoclasts</text:span></text:p>
      <text:p text:style-name="P5"/>
      <text:p text:style-name="P6">SNC: </text:p>
      <text:p text:style-name="P6"><text:tab/>desenvoluament escorça, proliferació axons, remificació de dendreites, mielinització, sinaptogenesi</text:p>
      <text:p text:style-name="P6"><text:tab/><text:tab/>molt important durant la gestacio i els dos primers anys del vida</text:p>
      <text:p text:style-name="P6"><text:tab/><text:tab/>a nivell fetal</text:p>
      <text:p text:style-name="P6"><text:tab/><text:tab/><text:tab/>sintesi de tiroglobulina setmana 8 </text:p>
      <text:p text:style-name="P6"><text:tab/><text:tab/><text:tab/>captacio de iode pel tiroide fetal setmana 10 </text:p>
      <text:p text:style-name="P6"><text:tab/><text:tab/><text:tab/>sintesi d’hormones tiroidees setmana 10-12 (abans d’origen matern) </text:p>
      <text:p text:style-name="P6"><text:tab/><text:tab/><text:tab/>a partir de la meitat de grstacio el tiroide fetal es autosuficient </text:p>
      <text:p text:style-name="P6"/>
      <text:p text:style-name="P6">determinar hipotiroidisme a la natalitat pot salvar vides - screening obligatori quan un nen neix, reversible si es pilla aviat.</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metabolisme ossi </text:p>
      <text:p text:style-name="P6"/>
      <text:p text:style-name="P7">hornones que ho regulen </text:p>
      <text:p text:style-name="P7">especifiques </text:p>
      <text:p text:style-name="P7"><text:tab/>pth </text:p>
      <text:p text:style-name="P7"><text:tab/>calcitonina </text:p>
      <text:p text:style-name="P7"/>
      <text:p text:style-name="P7">altres</text:p>
      <text:p text:style-name="P7"><text:tab/>vitamina D</text:p>
      <text:p text:style-name="P7"><text:tab/>hormones tiroidees, h sexuals, cortisol, GH/IGF-1</text:p>
      <text:p text:style-name="P7"/>
      <text:p text:style-name="P7">turnover de calci</text:p>
      <text:p text:style-name="P7"/>
      <text:p text:style-name="P7"/>
      <text:p text:style-name="P7"/>
      <text:p text:style-name="P7">distribucio de calci. </text:p>
      <text:p text:style-name="P7">reservori ossi 99% </text:p>
      <text:p text:style-name="P7"><text:tab/>1-2kg</text:p>
      <text:p text:style-name="P7"/>
      <text:p text:style-name="P7">resta: </text:p>
      <text:p text:style-name="P7"><text:tab/>extracel·lular 1g </text:p>
      <text:p text:style-name="P7"><text:tab/><text:tab/>plasmatic 50% unit a proteinees, nomes actiu el calci ionic (lliure) </text:p>
      <text:p text:style-name="P7"><text:tab/><text:tab/>intessticial </text:p>
      <text:p text:style-name="P7"><text:tab/>intracel·lular</text:p>
      <text:p text:style-name="P7"><text:tab/><text:tab/>lliure</text:p>
      <text:p text:style-name="P7"><text:tab/><text:tab/>lligat a membranes (majoria) </text:p>
      <text:p text:style-name="P7"/>
      <text:p text:style-name="P7">remodelat ossi </text:p>
      <text:p text:style-name="P7">- hormones sexuals son importants</text:p>
      <text:p text:style-name="P7">- estimulen osteoblast, inhibeixen osteoclast</text:p>
      <text:p text:style-name="P7"/>
      <text:p text:style-name="P7">osteoporosi post-menopausica. </text:p>
      <text:p text:style-name="P7"><text:tab/>devastador </text:p>
      <text:p text:style-name="P7"/>
      <text:p text:style-name="P7">en homes la caiguda de testosterona es progressiva </text:p>
      <text:p text:style-name="P7"/>
      <text:p text:style-name="P7"/>
      <text:p text:style-name="P7">equilibri entre formació-destrucció</text:p>
      <text:p text:style-name="P7"/>
      <text:p text:style-name="P7">diferenciació i maduració osteoblast</text:p>
      <text:p text:style-name="P7"><text:tab/>Wnt i RUNx2: preosteoblast i osteoblast madur</text:p>
      <text:p text:style-name="P7"/>
      <text:p text:style-name="P7">diferenciacio, maduracio i activacio dels osteoclasts sota el constrol dels osteoblasts</text:p>
      <text:p text:style-name="P7"><text:tab/>M-CSF i RANKL</text:p>
      <text:p text:style-name="P7"><text:tab/>OPG</text:p>
      <text:p text:style-name="P7"/>
      <text:p text:style-name="P7"/>
      <text:p text:style-name="P5"/>
      <text:p text:style-name="P7">diferenciacio osteoblast </text:p>
      <text:p text:style-name="P7">mesenquimal stem cell + runx2 wnt signalling -&gt; osteoblast madur -&gt; secrecio de osteiode (colagen) -&gt; diposita calci, ions hidroxid i bicarbonat -&gt; mineralitzacio de osteiode (cristalls de hidroxiapatita) </text:p>
      <text:p text:style-name="P7"><text:soft-page-break/>hematopoeitc stem cells -&gt; osteoclast madur (m-csf i rankl sota control osteoblast) -&gt; rankl per bloquejar osteolast</text:p>
      <text:p text:style-name="P7"/>
      <text:p text:style-name="P7">opg alt (hi ha menys rankl) -&gt; no es fa osteoclast</text:p>
      <text:p text:style-name="P7"/>
      <text:p text:style-name="P7">PTH</text:p>
      <text:p text:style-name="P7">- augmenta calcemia </text:p>
      <text:p text:style-name="P7"><text:tab/>directe: ronyó i os</text:p>
      <text:p text:style-name="P7"><text:tab/>indirecte: intesti amb vitamina D</text:p>
      <text:p text:style-name="P7"/>
      <text:p text:style-name="P7">paratiroides: quatre glandules:</text:p>
      <text:p text:style-name="P7"><text:tab/>dues superiors i dues inferiors</text:p>
      <text:p text:style-name="P7"><text:tab/>dues esquerra i dues dreta</text:p>
      <text:p text:style-name="P7"/>
      <text:p text:style-name="P7">PTH no te accio directa al tub digestiu</text:p>
      <text:p text:style-name="P7"/>
      <text:p text:style-name="P7"/>
      <text:p text:style-name="P7">proteina de 80 aa</text:p>
      <text:p text:style-name="P7"/>
      <text:p text:style-name="P7">te una homrona amb un doble mecanisme. Gq i Gi associada (receptor transmembrana igualment) </text:p>
      <text:p text:style-name="P7">circula lliure, maxim estimul amb hipocalcemia (mou diposits de calci) </text:p>
      <text:p text:style-name="P7"/>
      <text:p text:style-name="P7">en hipercalcemia, PTH inhibida (el que fa es moure calci)</text:p>
      <text:p text:style-name="P7"/>
      <text:p text:style-name="P7">mes potent hipo que hipercalcemia (estimuladora mes forta que inhibidora) </text:p>
      <text:p text:style-name="P7"/>
      <text:p text:style-name="P7"/>
      <text:p text:style-name="P7"/>
      <text:p text:style-name="P8">sensor de calci de les cells paratiroidees</text:p>
      <text:p text:style-name="P8"><text:tab/>activa segons missatges (Gq i Gi) </text:p>
      <text:p text:style-name="P8"><text:tab/><text:tab/>degradacio de fosfolipids de membrana </text:p>
      <text:p text:style-name="P8"><text:tab/><text:tab/>inhibicio de adenilciclasa</text:p>
      <text:p text:style-name="P8"><text:tab/>inhibicio de exocitosi de granuls de PTH</text:p>
      <text:p text:style-name="P8"/>
      <text:p text:style-name="P8"/>
      <text:p text:style-name="P9">OS</text:p>
      <text:p text:style-name="P9"><text:tab/>fase rapida</text:p>
      <text:p text:style-name="P9"><text:tab/><text:tab/>bombeig de calci del liquid ossi a la sang</text:p>
      <text:p text:style-name="P9"><text:tab/>fase lenta: predomini de la resorcio ossia</text:p>
      <text:p text:style-name="P9"><text:tab/><text:tab/>inhibeix diferenciacio dels osteoblasts</text:p>
      <text:p text:style-name="P9"><text:tab/><text:tab/>estimula reabsorcio ossia augmentant activitat i numero d’osteoclast (no efecte directe sino mitjançant la interaccio amb els osteoglasts) </text:p>
      <text:p text:style-name="P9"><text:tab/><text:tab/><text:tab/>augmenta ratio RANKL/OPG -&gt; baix OPG permet activacio RANKL </text:p>
      <text:p text:style-name="P9"/>
      <text:p text:style-name="P9"/>
      <text:p text:style-name="P10">treiem calci dels ossos per recuperar nivells</text:p>
      <text:p text:style-name="P10"/>
      <text:p text:style-name="P10"/>
      <text:p text:style-name="P10">ronyo</text:p>
      <text:p text:style-name="P10"><text:tab/>augmenta reabsorcio de calci <text:s/>(asa henle i tubul distal) </text:p>
      <text:p text:style-name="P10"><text:tab/>disminueix absorcio fosfat (tubul proximal </text:p>
      <text:p text:style-name="P10"><text:tab/>estimula 1alfa-hidroxilasa de les cells tubulars renals</text:p>
      <text:p text:style-name="P10"><text:soft-page-break/>tub digestiu (indirecte mitjançant activació vitamina D) </text:p>
      <text:p text:style-name="P10"/>
      <text:p text:style-name="P10"/>
      <text:p text:style-name="P10">vitamina D</text:p>
      <text:p text:style-name="P10">es pot obtenir de la dieta o d’un precursor de la pell (exposició solar) 11 mins sense proteccio es prou al dia </text:p>
      <text:p text:style-name="P10">vitamina ingesta, sol hormona</text:p>
      <text:p text:style-name="P10"/>
      <text:p text:style-name="P10">accio mitjançant receptor VDRnuc 1-25</text:p>
      <text:p text:style-name="P10"><text:tab/>nuclear tipus 2</text:p>
      <text:p text:style-name="P10"><text:tab/>present en la majoria de teixits</text:p>
      <text:p text:style-name="P10"><text:tab/>s’uneix al DNA per el VDRE (element de resposta a la vitamina D): 5’ GGTCA - NNN - GGTCA 3’</text:p>
      <text:p text:style-name="P10"/>
      <text:p text:style-name="P10"/>
      <text:p text:style-name="P10">efectes: </text:p>
      <text:p text:style-name="P10">tub digestiu: </text:p>
      <text:p text:style-name="P10"><text:s/><text:tab/>mes absorcio de calci i fosfor (pth no ho fa directament )</text:p>
      <text:p text:style-name="P10"/>
      <text:p text:style-name="P10">os: mineralitzacio normal osteoide</text:p>
      <text:p text:style-name="P10"><text:tab/>en situacio de deficit de calci te un efecte permissiu sobre accio de reabsorcio ossia PTH </text:p>
      <text:p text:style-name="P10"/>
      <text:p text:style-name="P10">ronyo: absorcio calci-fosfat. efecte permissiu sobre laccio renal de la PTH en situacio de deficit de calci</text:p>
      <text:p text:style-name="P10"><text:tab/>en exces augmenta la 24 hidroxilacio (forma inactiva de vitamina D) </text:p>
      <text:p text:style-name="P10"/>
      <text:p text:style-name="P10"/>
      <text:p text:style-name="P10">enterocit: </text:p>
      <text:p text:style-name="P10"><text:tab/>augmenta el tranportador espefific de calci del borde en cepillo permet pas calci</text:p>
      <text:p text:style-name="P10"><text:tab/>augmenta les calbindines permet el pas</text:p>
      <text:p text:style-name="P10"><text:tab/>augmenta bomba de calci basolateral permet el pas de calci al torrent sanguini lol</text:p>
      <text:p text:style-name="P10"/>
      <text:p text:style-name="P11">si no tenim vitamina d, no absorbim calci. </text:p>
      <text:p text:style-name="P11"/>
      <text:p text:style-name="P12">calcitonina: </text:p>
      <text:p text:style-name="P12">- no la necessitem</text:p>
      <text:p text:style-name="P12">sintetitzat per parafolicular</text:p>
      <text:p text:style-name="P12">- metabolsime fosfocalci amb vit d i parathormona xutem be. </text:p>
      <text:p text:style-name="P12">efecte antagonic a la PTH.</text:p>
      <text:p text:style-name="P12"/>
      <text:p text:style-name="P13">efecte farmagolcic transitori per downregulation del receptor, fa que no hi hagi absorcio?</text:p>
      <text:p text:style-name="P13"/>
      <text:p text:style-name="P13"/>
      <text:p text:style-name="P13">resum hormones </text:p>
      <text:p text:style-name="P13"/>
      <text:p text:style-name="P13">- PTH i cortisol destrueixen <text:span text:style-name="T3">os. </text:span></text:p>
      <text:p text:style-name="P13"/>
      <text:p text:style-name="P14">a nivell local del os hi ha factor de creixement i destruccio</text:p>
      <text:p text:style-name="P14"/>
      <text:p text:style-name="P14">les citoquines inflamatories son destructores d’os.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21T12:08:18.189590416</meta:creation-date>
    <dc:date>2025-02-21T13:03:59.711412840</dc:date>
    <meta:editing-duration>PT55M35S</meta:editing-duration>
    <meta:editing-cycles>17</meta:editing-cycles>
    <meta:generator>LibreOffice/24.2.7.2$Linux_X86_64 LibreOffice_project/420$Build-2</meta:generator>
    <meta:document-statistic meta:table-count="0" meta:image-count="0" meta:object-count="0" meta:page-count="7" meta:paragraph-count="197" meta:word-count="1317" meta:character-count="8638" meta:non-whitespace-character-count="7304"/>
  </office:meta>
</office:document-meta>
</file>